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automatic-styles>
    <style:style style:name="P1" style:family="paragraph" style:parent-style-name="Horizontal_20_Line">
      <style:text-properties style:font-name="JetBrains Mono"/>
    </style:style>
    <style:style style:name="P2" style:family="paragraph" style:parent-style-name="Text_20_body">
      <style:text-properties style:font-name="JetBrains Mono"/>
    </style:style>
    <style:style style:name="P3" style:family="paragraph" style:parent-style-name="Text_20_body">
      <style:text-properties style:font-name="JetBrains Mono" officeooo:paragraph-rsid="00185905"/>
    </style:style>
    <style:style style:name="P4" style:family="paragraph" style:parent-style-name="Heading_20_4">
      <style:paragraph-properties fo:text-align="center" style:justify-single-word="false"/>
      <style:text-properties officeooo:paragraph-rsid="00230e76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JetBrains Mono"/>
    </style:style>
    <style:style style:name="P7" style:family="paragraph" style:parent-style-name="Text_20_body" style:list-style-name="L1">
      <style:text-properties style:font-name="JetBrains Mono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font-name="JetBrains Mono"/>
    </style:style>
    <style:style style:name="P9" style:family="paragraph" style:parent-style-name="Text_20_body" style:list-style-name="L2">
      <style:text-properties style:font-name="JetBrains Mono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style:font-name="JetBrains Mono"/>
    </style:style>
    <style:style style:name="P11" style:family="paragraph" style:parent-style-name="Text_20_body" style:list-style-name="L4">
      <style:text-properties style:font-name="JetBrains Mono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style:font-name="JetBrains Mono"/>
    </style:style>
    <style:style style:name="P13" style:family="paragraph" style:parent-style-name="Text_20_body" style:list-style-name="L5">
      <style:text-properties style:font-name="JetBrains Mono"/>
    </style:style>
    <style:style style:name="P14" style:family="paragraph" style:parent-style-name="Text_20_body" style:list-style-name="L7">
      <style:paragraph-properties fo:margin-top="0in" fo:margin-bottom="0in" style:contextual-spacing="false"/>
      <style:text-properties style:font-name="JetBrains Mono"/>
    </style:style>
    <style:style style:name="P15" style:family="paragraph" style:parent-style-name="Text_20_body" style:list-style-name="L7">
      <style:text-properties style:font-name="JetBrains Mono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style:font-name="JetBrains Mono"/>
    </style:style>
    <style:style style:name="P17" style:family="paragraph" style:parent-style-name="Text_20_body" style:list-style-name="L8">
      <style:text-properties style:font-name="JetBrains Mono"/>
    </style:style>
    <style:style style:name="P18" style:family="paragraph" style:parent-style-name="Text_20_body" style:list-style-name="L10">
      <style:paragraph-properties fo:margin-top="0in" fo:margin-bottom="0in" style:contextual-spacing="false"/>
      <style:text-properties style:font-name="JetBrains Mono"/>
    </style:style>
    <style:style style:name="P19" style:family="paragraph" style:parent-style-name="Text_20_body" style:list-style-name="L10">
      <style:text-properties style:font-name="JetBrains Mono"/>
    </style:style>
    <style:style style:name="P20" style:family="paragraph" style:parent-style-name="Text_20_body" style:list-style-name="L12">
      <style:paragraph-properties fo:margin-top="0in" fo:margin-bottom="0in" style:contextual-spacing="false"/>
      <style:text-properties style:font-name="JetBrains Mono"/>
    </style:style>
    <style:style style:name="P21" style:family="paragraph" style:parent-style-name="Text_20_body" style:list-style-name="L12">
      <style:text-properties style:font-name="JetBrains Mono"/>
    </style:style>
    <style:style style:name="P22" style:family="paragraph" style:parent-style-name="Text_20_body" style:list-style-name="L13">
      <style:paragraph-properties fo:margin-top="0in" fo:margin-bottom="0in" style:contextual-spacing="false"/>
      <style:text-properties style:font-name="JetBrains Mono"/>
    </style:style>
    <style:style style:name="P23" style:family="paragraph" style:parent-style-name="Text_20_body" style:list-style-name="L13">
      <style:text-properties style:font-name="JetBrains Mono" officeooo:paragraph-rsid="00185905"/>
    </style:style>
    <style:style style:name="P24" style:family="paragraph" style:parent-style-name="Text_20_body">
      <style:paragraph-properties fo:margin-top="0in" fo:margin-bottom="0in" style:contextual-spacing="false"/>
      <style:text-properties style:font-name="JetBrains Mono"/>
    </style:style>
    <style:style style:name="P25" style:family="paragraph" style:parent-style-name="Text_20_body">
      <style:text-properties style:font-name="JetBrains Mono"/>
    </style:style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 style:list-style-name="L3">
      <style:paragraph-properties fo:margin-top="0in" fo:margin-bottom="0in" style:contextual-spacing="false"/>
    </style:style>
    <style:style style:name="P28" style:family="paragraph" style:parent-style-name="Text_20_body" style:list-style-name="L3">
      <style:text-properties officeooo:paragraph-rsid="00230e76"/>
    </style:style>
    <style:style style:name="P29" style:family="paragraph" style:parent-style-name="Text_20_body" style:list-style-name="L4">
      <style:paragraph-properties fo:margin-top="0in" fo:margin-bottom="0in" style:contextual-spacing="false"/>
    </style:style>
    <style:style style:name="P30" style:family="paragraph" style:parent-style-name="Text_20_body" style:list-style-name="L5">
      <style:paragraph-properties fo:margin-top="0in" fo:margin-bottom="0in" style:contextual-spacing="false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in" fo:margin-bottom="0in" style:contextual-spacing="false"/>
    </style:style>
    <style:style style:name="P33" style:family="paragraph" style:parent-style-name="Text_20_body" style:list-style-name="L7">
      <style:paragraph-properties fo:margin-top="0in" fo:margin-bottom="0in" style:contextual-spacing="false"/>
    </style:style>
    <style:style style:name="P34" style:family="paragraph" style:parent-style-name="Text_20_body" style:list-style-name="L8">
      <style:paragraph-properties fo:margin-top="0in" fo:margin-bottom="0in" style:contextual-spacing="false"/>
    </style:style>
    <style:style style:name="P35" style:family="paragraph" style:parent-style-name="Text_20_body" style:list-style-name="L9"/>
    <style:style style:name="P36" style:family="paragraph" style:parent-style-name="Text_20_body" style:list-style-name="L9">
      <style:paragraph-properties fo:margin-top="0in" fo:margin-bottom="0in" style:contextual-spacing="false"/>
    </style:style>
    <style:style style:name="P37" style:family="paragraph" style:parent-style-name="Text_20_body" style:list-style-name="L10">
      <style:paragraph-properties fo:margin-top="0in" fo:margin-bottom="0in" style:contextual-spacing="false"/>
    </style:style>
    <style:style style:name="P38" style:family="paragraph" style:parent-style-name="Text_20_body" style:list-style-name="L11"/>
    <style:style style:name="P39" style:family="paragraph" style:parent-style-name="Text_20_body" style:list-style-name="L11">
      <style:paragraph-properties fo:margin-top="0in" fo:margin-bottom="0in" style:contextual-spacing="false"/>
    </style:style>
    <style:style style:name="P40" style:family="paragraph" style:parent-style-name="Text_20_body" style:list-style-name="L12">
      <style:paragraph-properties fo:margin-top="0in" fo:margin-bottom="0in" style:contextual-spacing="false"/>
    </style:style>
    <style:style style:name="P41" style:family="paragraph" style:parent-style-name="Text_20_body" style:list-style-name="L13">
      <style:paragraph-properties fo:margin-top="0in" fo:margin-bottom="0in" style:contextual-spacing="false"/>
    </style:style>
    <style:style style:name="P42" style:family="paragraph" style:parent-style-name="Text_20_body">
      <style:paragraph-properties fo:text-align="center" style:justify-single-word="false"/>
    </style:style>
    <style:style style:name="P43" style:family="paragraph" style:parent-style-name="Text_20_body">
      <style:text-properties officeooo:paragraph-rsid="00230e76"/>
    </style:style>
    <style:style style:name="T1" style:family="text">
      <style:text-properties fo:font-variant="normal" fo:text-transform="none" fo:font-size="10.5pt" fo:letter-spacing="normal" fo:font-style="normal" fo:font-weight="normal"/>
    </style:style>
    <style:style style:name="T2" style:family="text">
      <style:text-properties style:font-name="JetBrains Mono"/>
    </style:style>
    <style:style style:name="T3" style:family="text">
      <style:text-properties style:font-name="JetBrains Mono" fo:font-size="54pt" style:font-size-asian="54pt" style:font-size-complex="54pt"/>
    </style:style>
    <style:style style:name="T4" style:family="text">
      <style:text-properties style:font-name="JetBrains Mono" fo:font-size="44pt" style:font-size-asian="44pt" style:font-size-complex="44pt"/>
    </style:style>
    <style:style style:name="T5" style:family="text">
      <style:text-properties style:font-name="JetBrains Mono" fo:font-size="16pt" style:font-size-asian="16pt" style:font-size-complex="16pt"/>
    </style:style>
    <style:style style:name="T6" style:family="text">
      <style:text-properties style:font-name="JetBrains Mono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JetBrains Mono" fo:font-weight="bold" style:font-weight-asian="bold" style:font-weight-complex="bold"/>
    </style:style>
    <style:style style:name="T9" style:family="text">
      <style:text-properties style:font-name="JetBrains Mono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Poppins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Poppins" fo:font-weight="bold" style:font-weight-asian="bold" style:font-weight-complex="bold"/>
    </style:style>
    <style:style style:name="T13" style:family="text">
      <style:text-properties style:font-name="Poppins" fo:font-size="44pt" fo:font-weight="bold" style:font-size-asian="44pt" style:font-weight-asian="bold" style:font-size-complex="44pt" style:font-weight-complex="bold"/>
    </style:style>
    <style:style style:name="T14" style:family="text">
      <style:text-properties style:font-name="Poppins" fo:font-size="44pt" style:font-size-asian="44pt" style:font-size-complex="44pt"/>
    </style:style>
    <style:style style:name="T15" style:family="text">
      <style:text-properties style:font-name="Poppins" fo:font-size="44pt" fo:font-weight="normal" style:font-size-asian="44pt" style:font-weight-asian="normal" style:font-size-complex="4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/></text:span></text:h>
      <text:h text:style-name="Heading_20_3" text:outline-level="3"><text:span text:style-name="Strong_20_Emphasis"><text:span text:style-name="T4">Month 1: Foundation Building</text:span></text:span></text:h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h text:style-name="P4" text:outline-level="4"><text:soft-page-break/><text:span text:style-name="Strong_20_Emphasis"><text:span text:style-name="T13">Skills </text:span></text:span></text:h>
      <text:h text:style-name="P4" text:outline-level="4"><text:span text:style-name="Strong_20_Emphasis"><text:span text:style-name="T15">to Learn</text:span></text:span></text:h>
      <text:p text:style-name="P42"><text:span text:style-name="Strong_20_Emphasis"><text:span text:style-name="T9"/></text:span></text:p>
      <text:list text:style-name="L1">
        <text:list-item>
          <text:p text:style-name="P5"><text:span text:style-name="Strong_20_Emphasis"><text:span text:style-name="T2">HTML5 &amp; CSS3</text:span></text:span><text:span text:style-name="T2">: </text:span></text:p>
          <text:list>
            <text:list-item>
              <text:p text:style-name="P6">Learn semantic HTML and CSS for responsive design. </text:p>
            </text:list-item>
            <text:list-item>
              <text:p text:style-name="P6">Understand CSS frameworks like Bootstrap. </text:p>
            </text:list-item>
            <text:list-item>
              <text:p text:style-name="P6">Build a static website using only HTML and CSS. </text:p>
              <text:p text:style-name="P6"/>
            </text:list-item>
          </text:list>
        </text:list-item>
        <text:list-item>
          <text:p text:style-name="P5"><text:span text:style-name="Strong_20_Emphasis"><text:span text:style-name="T2">JavaScript Basics</text:span></text:span><text:span text:style-name="T2">: </text:span></text:p>
          <text:list>
            <text:list-item>
              <text:p text:style-name="P6">Learn core JavaScript concepts like DOM manipulation, events, and ES6+ syntax. </text:p>
            </text:list-item>
          </text:list>
        </text:list-item>
      </text:list>
      <text:p text:style-name="P24"/>
      <text:list text:continue-numbering="true" text:style-name="L1">
        <text:list-item>
          <text:p text:style-name="P5"><text:span text:style-name="Strong_20_Emphasis"><text:span text:style-name="T2">WordPress Basics</text:span></text:span><text:span text:style-name="T2">: </text:span></text:p>
          <text:list>
            <text:list-item>
              <text:p text:style-name="P6">Set up a WordPress site. </text:p>
            </text:list-item>
            <text:list-item>
              <text:p text:style-name="P6">Learn how to install and customize themes/plugins. </text:p>
            </text:list-item>
          </text:list>
        </text:list-item>
      </text:list>
      <text:p text:style-name="P24"/>
      <text:list text:continue-numbering="true" text:style-name="L1">
        <text:list-item>
          <text:p text:style-name="P5"><text:span text:style-name="Strong_20_Emphasis"><text:span text:style-name="T2">Version Control</text:span></text:span><text:span text:style-name="T2">: </text:span></text:p>
          <text:list>
            <text:list-item>
              <text:p text:style-name="P7">Learn Git and GitHub to manage your projects. </text:p>
            </text:list-item>
          </text:list>
        </text:list-item>
      </text:list>
      <text:h text:style-name="Heading_20_4" text:outline-level="4"><text:span text:style-name="Strong_20_Emphasis"><text:span text:style-name="T2">Projects</text:span></text:span><text:span text:style-name="T2">:</text:span></text:h>
      <text:list text:style-name="L2">
        <text:list-item>
          <text:p text:style-name="P26"><text:span text:style-name="Strong_20_Emphasis"><text:span text:style-name="T2">Personal Portfolio Website</text:span></text:span><text:span text:style-name="T2"> (HTML5, CSS3, Bootstrap): </text:span></text:p>
          <text:list>
            <text:list-item>
              <text:p text:style-name="P8">A responsive portfolio to showcase your projects. </text:p>
            </text:list-item>
            <text:list-item>
              <text:p text:style-name="P8">Include sections like "About Me," "Projects," and "Contact." </text:p>
            </text:list-item>
          </text:list>
        </text:list-item>
      </text:list>
      <text:p text:style-name="P24"/>
      <text:list text:continue-numbering="true" text:style-name="L2">
        <text:list-item>
          <text:p text:style-name="P26"><text:span text:style-name="Strong_20_Emphasis"><text:span text:style-name="T2">WordPress Blog</text:span></text:span><text:span text:style-name="T2">: </text:span></text:p>
          <text:list>
            <text:list-item>
              <text:p text:style-name="P8">Build a simple WordPress site and customize it with themes. </text:p>
            </text:list-item>
            <text:list-item>
              <text:p text:style-name="P9">Add a blog section and experiment with content updates. </text:p>
            </text:list-item>
          </text:list>
        </text:list-item>
      </text:list>
      <text:p text:style-name="P2"/>
      <text:h text:style-name="Heading_20_4" text:outline-level="4"><text:soft-page-break/><text:span text:style-name="Strong_20_Emphasis"><text:span text:style-name="T2">Resources</text:span></text:span><text:span text:style-name="T2">:</text:span></text:h>
      <text:list text:style-name="L3">
        <text:list-item>
          <text:p text:style-name="P27"><text:span text:style-name="Strong_20_Emphasis"><text:span text:style-name="T2">FreeCodeCamp</text:span></text:span><text:span text:style-name="T2">: </text:span><text:a xlink:type="simple" xlink:href="https://www.freecodecamp.org/learn" text:style-name="Internet_20_link" text:visited-style-name="Visited_20_Internet_20_Link"><text:span text:style-name="T2">Responsive Web Design Certification</text:span></text:a><text:span text:style-name="T2"> </text:span></text:p>
        </text:list-item>
        <text:list-item>
          <text:p text:style-name="P27"><text:span text:style-name="Strong_20_Emphasis"><text:span text:style-name="T2">WordPress Documentation</text:span></text:span><text:span text:style-name="T2">: </text:span><text:a xlink:type="simple" xlink:href="https://wordpress.org/support/" text:style-name="Internet_20_link" text:visited-style-name="Visited_20_Internet_20_Link"><text:span text:style-name="T2">https://wordpress.org/support/</text:span></text:a><text:span text:style-name="T2"> </text:span></text:p>
        </text:list-item>
        <text:list-item>
          <text:p text:style-name="P28"><text:span text:style-name="Strong_20_Emphasis"><text:span text:style-name="T2">Bootstrap Documentation</text:span></text:span><text:span text:style-name="T2">: </text:span><text:a xlink:type="simple" xlink:href="https://getbootstrap.com/" text:style-name="Internet_20_link" text:visited-style-name="Visited_20_Internet_20_Link"><text:span text:style-name="T2">https://getbootstrap.com/</text:span></text:a><text:span text:style-name="T2"> </text:span></text:p>
        </text:list-item>
      </text:list>
      <text:p text:style-name="P43"><text:span text:style-name="Strong_20_Emphasis"><text:span text:style-name="T3"/></text:span></text:p>
      <text:p text:style-name="P43"><text:span text:style-name="Strong_20_Emphasis"><text:span text:style-name="T3"/></text:span></text:p>
      <text:p text:style-name="P43"><text:span text:style-name="Strong_20_Emphasis"><text:span text:style-name="T3"/></text:span></text:p>
      <text:p text:style-name="P43"><text:span text:style-name="Strong_20_Emphasis"><text:span text:style-name="T3"/></text:span></text:p>
      <text:p text:style-name="P43"><text:span text:style-name="Strong_20_Emphasis"><text:span text:style-name="T3"/></text:span></text:p>
      <text:p text:style-name="P43"><text:span text:style-name="Strong_20_Emphasis"><text:span text:style-name="T3"/></text:span></text:p>
      <text:p text:style-name="P43"><text:span text:style-name="Strong_20_Emphasis"><text:span text:style-name="T3"/></text:span></text:p>
      <text:list text:continue-numbering="true" text:style-name="L3">
        <text:list-header>
          <text:p text:style-name="P28"><text:soft-page-break/><text:span text:style-name="Strong_20_Emphasis"><text:span text:style-name="T3">Month 2: Intermediate Development</text:span></text:span></text:p>
        </text:list-header>
      </text:list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oft-page-break/><text:span text:style-name="Strong_20_Emphasis"><text:span text:style-name="T2">Objective</text:span></text:span><text:span text:style-name="T2">: Dive deeper into CMS platforms, databases, and backend development.</text:span></text:p>
      <text:h text:style-name="Heading_20_4" text:outline-level="4"><text:span text:style-name="Strong_20_Emphasis"><text:span text:style-name="T2">Skills to Learn</text:span></text:span><text:span text:style-name="T2">:</text:span></text:h>
      <text:list text:style-name="L4">
        <text:list-item>
          <text:p text:style-name="P29"><text:span text:style-name="Strong_20_Emphasis"><text:span text:style-name="T2">PHP &amp; MySQL</text:span></text:span><text:span text:style-name="T2">: </text:span></text:p>
          <text:list>
            <text:list-item>
              <text:p text:style-name="P10">Learn server-side programming and database operations. </text:p>
            </text:list-item>
            <text:list-item>
              <text:p text:style-name="P10">Understand how to integrate PHP with MySQL for CRUD applications. </text:p>
            </text:list-item>
          </text:list>
        </text:list-item>
        <text:list-item>
          <text:p text:style-name="P29"><text:span text:style-name="Strong_20_Emphasis"><text:span text:style-name="T2">Advanced WordPress</text:span></text:span><text:span text:style-name="T2">: </text:span></text:p>
          <text:list>
            <text:list-item>
              <text:p text:style-name="P10">Learn theme development and plugin customization. </text:p>
            </text:list-item>
            <text:list-item>
              <text:p text:style-name="P10">Experiment with custom post types and shortcodes. </text:p>
            </text:list-item>
          </text:list>
        </text:list-item>
        <text:list-item>
          <text:p text:style-name="P29"><text:span text:style-name="Strong_20_Emphasis"><text:span text:style-name="T2">Magento Basics</text:span></text:span><text:span text:style-name="T2">: </text:span></text:p>
          <text:list>
            <text:list-item>
              <text:p text:style-name="P10">Set up a Magento store and explore its structure. </text:p>
            </text:list-item>
            <text:list-item>
              <text:p text:style-name="P11">Learn theme customization and module usage. </text:p>
            </text:list-item>
          </text:list>
        </text:list-item>
      </text:list>
      <text:h text:style-name="Heading_20_4" text:outline-level="4"><text:span text:style-name="Strong_20_Emphasis"><text:span text:style-name="T2">Projects</text:span></text:span><text:span text:style-name="T2">:</text:span></text:h>
      <text:list text:style-name="L5">
        <text:list-item>
          <text:p text:style-name="P30"><text:span text:style-name="Strong_20_Emphasis"><text:span text:style-name="T2">CRUD Application</text:span></text:span><text:span text:style-name="T2"> (PHP &amp; MySQL): </text:span></text:p>
          <text:list>
            <text:list-item>
              <text:p text:style-name="P12">Create a task tracker or blog where users can create, read, update, and delete items. </text:p>
            </text:list-item>
            <text:list-item>
              <text:p text:style-name="P12">Host it on a local server or free platform like Heroku. </text:p>
            </text:list-item>
          </text:list>
        </text:list-item>
        <text:list-item>
          <text:p text:style-name="P30"><text:span text:style-name="Strong_20_Emphasis"><text:span text:style-name="T2">Custom WordPress Theme</text:span></text:span><text:span text:style-name="T2">: </text:span></text:p>
          <text:list>
            <text:list-item>
              <text:p text:style-name="P12">Develop a basic WordPress theme from scratch. </text:p>
            </text:list-item>
            <text:list-item>
              <text:p text:style-name="P12">Include custom functionality like a dynamic gallery or testimonials section. </text:p>
            </text:list-item>
          </text:list>
        </text:list-item>
        <text:list-item>
          <text:p text:style-name="P30"><text:span text:style-name="Strong_20_Emphasis"><text:span text:style-name="T2">Magento Store</text:span></text:span><text:span text:style-name="T2">: </text:span></text:p>
          <text:list>
            <text:list-item>
              <text:p text:style-name="P12">Set up a small e-commerce store. </text:p>
            </text:list-item>
            <text:list-item>
              <text:p text:style-name="P13">Customize the theme and add a simple product catalog. </text:p>
            </text:list-item>
          </text:list>
        </text:list-item>
      </text:list>
      <text:h text:style-name="Heading_20_4" text:outline-level="4"><text:span text:style-name="Strong_20_Emphasis"><text:span text:style-name="T2">Resources</text:span></text:span><text:span text:style-name="T2">:</text:span></text:h>
      <text:list text:style-name="L6">
        <text:list-item>
          <text:p text:style-name="P32"><text:span text:style-name="Strong_20_Emphasis"><text:span text:style-name="T2">W3Schools</text:span></text:span><text:span text:style-name="T2">: </text:span><text:a xlink:type="simple" xlink:href="https://www.w3schools.com/php/" text:style-name="Internet_20_link" text:visited-style-name="Visited_20_Internet_20_Link"><text:span text:style-name="T2">PHP &amp; MySQL Tutorial</text:span></text:a><text:span text:style-name="T2"> </text:span></text:p>
        </text:list-item>
        <text:list-item>
          <text:p text:style-name="P32"><text:span text:style-name="Strong_20_Emphasis"><text:span text:style-name="T2">Magento DevDocs</text:span></text:span><text:span text:style-name="T2">: </text:span><text:a xlink:type="simple" xlink:href="https://developer.adobe.com/commerce/" text:style-name="Internet_20_link" text:visited-style-name="Visited_20_Internet_20_Link"><text:span text:style-name="T2">https://developer.adobe.com/commerce/</text:span></text:a><text:span text:style-name="T2"> </text:span></text:p>
        </text:list-item>
        <text:list-item>
          <text:p text:style-name="P31"><text:span text:style-name="Strong_20_Emphasis"><text:span text:style-name="T2">YouTube</text:span></text:span><text:span text:style-name="T2">: Search for “WordPress theme development for beginners.” </text:span></text:p>
        </text:list-item>
      </text:list>
      <text:p text:style-name="P1"/>
      <text:h text:style-name="Heading_20_3" text:outline-level="3"><text:span text:style-name="Strong_20_Emphasis"><text:span text:style-name="T2">Month 3: Advanced Development and Portfolio Polishing</text:span></text:span></text:h>
      <text:p text:style-name="Text_20_body"><text:span text:style-name="Strong_20_Emphasis"><text:span text:style-name="T2">Objective</text:span></text:span><text:span text:style-name="T2">: Work on advanced projects, integrate APIs, and polish your portfolio.</text:span></text:p>
      <text:h text:style-name="Heading_20_4" text:outline-level="4"><text:soft-page-break/><text:span text:style-name="Strong_20_Emphasis"><text:span text:style-name="T2">Skills to Learn</text:span></text:span><text:span text:style-name="T2">:</text:span></text:h>
      <text:list text:style-name="L7">
        <text:list-item>
          <text:p text:style-name="P33"><text:span text:style-name="Strong_20_Emphasis"><text:span text:style-name="T2">JavaScript Frameworks</text:span></text:span><text:span text:style-name="T2">: </text:span></text:p>
          <text:list>
            <text:list-item>
              <text:p text:style-name="P14">Learn React or Vue.js for creating interactive UIs. </text:p>
            </text:list-item>
            <text:list-item>
              <text:p text:style-name="P14">Understand component-based development and state management. </text:p>
            </text:list-item>
          </text:list>
        </text:list-item>
        <text:list-item>
          <text:p text:style-name="P33"><text:span text:style-name="Strong_20_Emphasis"><text:span text:style-name="T2">API Integration</text:span></text:span><text:span text:style-name="T2">: </text:span></text:p>
          <text:list>
            <text:list-item>
              <text:p text:style-name="P14">Learn how to fetch data using REST APIs. </text:p>
            </text:list-item>
            <text:list-item>
              <text:p text:style-name="P14">Practice with free APIs (e.g., OpenWeather or GitHub API). </text:p>
            </text:list-item>
          </text:list>
        </text:list-item>
        <text:list-item>
          <text:p text:style-name="P33"><text:span text:style-name="Strong_20_Emphasis"><text:span text:style-name="T2">Networking Basics</text:span></text:span><text:span text:style-name="T2">: </text:span></text:p>
          <text:list>
            <text:list-item>
              <text:p text:style-name="P14">Understand basic networking concepts (A+, N+ skills). </text:p>
            </text:list-item>
            <text:list-item>
              <text:p text:style-name="P15">Practice troubleshooting and maintaining local servers. </text:p>
            </text:list-item>
          </text:list>
        </text:list-item>
      </text:list>
      <text:h text:style-name="Heading_20_4" text:outline-level="4"><text:span text:style-name="Strong_20_Emphasis"><text:span text:style-name="T2">Projects</text:span></text:span><text:span text:style-name="T2">:</text:span></text:h>
      <text:list text:style-name="L8">
        <text:list-item>
          <text:p text:style-name="P34"><text:span text:style-name="Strong_20_Emphasis"><text:span text:style-name="T2">Responsive E-Commerce Website</text:span></text:span><text:span text:style-name="T2"> (React or WordPress + WooCommerce): </text:span></text:p>
          <text:list>
            <text:list-item>
              <text:p text:style-name="P16">Build a fully functional e-commerce site. </text:p>
            </text:list-item>
            <text:list-item>
              <text:p text:style-name="P16">Include features like product search, filtering, and a cart system. </text:p>
            </text:list-item>
          </text:list>
        </text:list-item>
        <text:list-item>
          <text:p text:style-name="P34"><text:span text:style-name="Strong_20_Emphasis"><text:span text:style-name="T2">Portfolio Enhancements</text:span></text:span><text:span text:style-name="T2">: </text:span></text:p>
          <text:list>
            <text:list-item>
              <text:p text:style-name="P16">Add advanced functionality to your portfolio site (e.g., a blog powered by a CMS). </text:p>
            </text:list-item>
            <text:list-item>
              <text:p text:style-name="P16">Integrate APIs to fetch and display dynamic data. </text:p>
            </text:list-item>
          </text:list>
        </text:list-item>
        <text:list-item>
          <text:p text:style-name="P34"><text:span text:style-name="Strong_20_Emphasis"><text:span text:style-name="T2">Network Setup</text:span></text:span><text:span text:style-name="T2">: </text:span></text:p>
          <text:list>
            <text:list-item>
              <text:p text:style-name="P17">Document a simple home or office network setup with troubleshooting steps. </text:p>
            </text:list-item>
          </text:list>
        </text:list-item>
      </text:list>
      <text:h text:style-name="Heading_20_4" text:outline-level="4"><text:span text:style-name="Strong_20_Emphasis"><text:span text:style-name="T2">Resources</text:span></text:span><text:span text:style-name="T2">:</text:span></text:h>
      <text:list text:style-name="L9">
        <text:list-item>
          <text:p text:style-name="P36"><text:span text:style-name="Strong_20_Emphasis"><text:span text:style-name="T2">React Documentation</text:span></text:span><text:span text:style-name="T2">: </text:span><text:a xlink:type="simple" xlink:href="https://reactjs.org/docs/getting-started.html" text:style-name="Internet_20_link" text:visited-style-name="Visited_20_Internet_20_Link"><text:span text:style-name="T2">https://reactjs.org/docs/getting-started.html</text:span></text:a><text:span text:style-name="T2"> </text:span></text:p>
        </text:list-item>
        <text:list-item>
          <text:p text:style-name="P36"><text:span text:style-name="Strong_20_Emphasis"><text:span text:style-name="T2">WooCommerce Documentation</text:span></text:span><text:span text:style-name="T2">: </text:span><text:a xlink:type="simple" xlink:href="https://woocommerce.com/documentation/" text:style-name="Internet_20_link" text:visited-style-name="Visited_20_Internet_20_Link"><text:span text:style-name="T2">https://woocommerce.com/documentation/</text:span></text:a><text:span text:style-name="T2"> </text:span></text:p>
        </text:list-item>
        <text:list-item>
          <text:p text:style-name="P35"><text:span text:style-name="Strong_20_Emphasis"><text:span text:style-name="T2">Cisco Packet Tracer</text:span></text:span><text:span text:style-name="T2">: </text:span><text:a xlink:type="simple" xlink:href="https://www.netacad.com/courses/packet-tracer" text:style-name="Internet_20_link" text:visited-style-name="Visited_20_Internet_20_Link"><text:span text:style-name="T2">https://www.netacad.com/courses/packet-tracer</text:span></text:a><text:span text:style-name="T2"> </text:span></text:p>
        </text:list-item>
      </text:list>
      <text:p text:style-name="P1"/>
      <text:h text:style-name="Heading_20_3" text:outline-level="3"><text:soft-page-break/><text:span text:style-name="Strong_20_Emphasis"><text:span text:style-name="T2"/></text:span></text:h>
      <text:h text:style-name="Heading_20_3" text:outline-level="3"><text:span text:style-name="Strong_20_Emphasis"><text:span text:style-name="T2"/></text:span></text:h>
      <text:h text:style-name="Heading_20_3" text:outline-level="3"><text:span text:style-name="Strong_20_Emphasis"><text:span text:style-name="T2">Portfolio Structure</text:span></text:span></text:h>
      <text:list text:style-name="L10">
        <text:list-item>
          <text:p text:style-name="P37"><text:span text:style-name="Strong_20_Emphasis"><text:span text:style-name="T2">Introduction Page</text:span></text:span><text:span text:style-name="T2">: </text:span></text:p>
          <text:list>
            <text:list-item>
              <text:p text:style-name="P18">A clean landing page showcasing your skills and experience. </text:p>
            </text:list-item>
          </text:list>
        </text:list-item>
        <text:list-item>
          <text:p text:style-name="P37"><text:span text:style-name="Strong_20_Emphasis"><text:span text:style-name="T2">Projects Section</text:span></text:span><text:span text:style-name="T2">: </text:span></text:p>
          <text:list>
            <text:list-item>
              <text:p text:style-name="P18">Highlight each project with a description, demo link, and GitHub repository. </text:p>
            </text:list-item>
          </text:list>
        </text:list-item>
        <text:list-item>
          <text:p text:style-name="P37"><text:span text:style-name="Strong_20_Emphasis"><text:span text:style-name="T2">Contact Section</text:span></text:span><text:span text:style-name="T2">: </text:span></text:p>
          <text:list>
            <text:list-item>
              <text:p text:style-name="P19">Include a contact form or links to your LinkedIn/GitHub profiles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2">Weekly Breakdown</text:span></text:span></text:h>
      <text:p text:style-name="P2">Each week focuses on specific deliverables:</text:p>
      <text:list text:style-name="L11">
        <text:list-item>
          <text:p text:style-name="P39"><text:span text:style-name="Strong_20_Emphasis"><text:span text:style-name="T2">Week 1</text:span></text:span><text:span text:style-name="T2">: HTML, CSS basics + Build a static portfolio site. </text:span></text:p>
        </text:list-item>
        <text:list-item>
          <text:p text:style-name="P39"><text:span text:style-name="Strong_20_Emphasis"><text:span text:style-name="T2">Week 2</text:span></text:span><text:span text:style-name="T2">: WordPress setup + Blog customization. </text:span></text:p>
        </text:list-item>
        <text:list-item>
          <text:p text:style-name="P39"><text:span text:style-name="Strong_20_Emphasis"><text:span text:style-name="T2">Week 3</text:span></text:span><text:span text:style-name="T2">: PHP &amp; MySQL basics + CRUD app. </text:span></text:p>
        </text:list-item>
        <text:list-item>
          <text:p text:style-name="P39"><text:span text:style-name="Strong_20_Emphasis"><text:span text:style-name="T2">Week 4</text:span></text:span><text:span text:style-name="T2">: WordPress theme development. </text:span></text:p>
        </text:list-item>
        <text:list-item>
          <text:p text:style-name="P39"><text:span text:style-name="Strong_20_Emphasis"><text:span text:style-name="T2">Week 5</text:span></text:span><text:span text:style-name="T2">: Magento setup + basic store. </text:span></text:p>
        </text:list-item>
        <text:list-item>
          <text:p text:style-name="P39"><text:span text:style-name="Strong_20_Emphasis"><text:span text:style-name="T2">Week 6</text:span></text:span><text:span text:style-name="T2">: React basics + Dynamic e-commerce features. </text:span></text:p>
        </text:list-item>
        <text:list-item>
          <text:p text:style-name="P39"><text:span text:style-name="Strong_20_Emphasis"><text:span text:style-name="T2">Week 7</text:span></text:span><text:span text:style-name="T2">: Portfolio polishing + API integration. </text:span></text:p>
        </text:list-item>
        <text:list-item>
          <text:p text:style-name="P38"><text:span text:style-name="Strong_20_Emphasis"><text:span text:style-name="T2">Week 8</text:span></text:span><text:span text:style-name="T2">: Networking basics + documentation. </text:span></text:p>
        </text:list-item>
      </text:list>
      <text:p text:style-name="P1"/>
      <text:h text:style-name="Heading_20_3" text:outline-level="3"><text:span text:style-name="Strong_20_Emphasis"><text:span text:style-name="T2">Deliverables by the End of 3 Months</text:span></text:span></text:h>
      <text:list text:style-name="L12">
        <text:list-item>
          <text:p text:style-name="P40"><text:span text:style-name="Strong_20_Emphasis"><text:span text:style-name="T2">Portfolio Website</text:span></text:span><text:span text:style-name="T2">: </text:span></text:p>
          <text:list>
            <text:list-item>
              <text:p text:style-name="P20">Fully responsive, showcasing your projects. </text:p>
            </text:list-item>
          </text:list>
        </text:list-item>
        <text:list-item>
          <text:p text:style-name="P40"><text:span text:style-name="Strong_20_Emphasis"><text:span text:style-name="T2">E-Commerce Site</text:span></text:span><text:span text:style-name="T2">: </text:span></text:p>
          <text:list>
            <text:list-item>
              <text:p text:style-name="P20">A WordPress/WooCommerce or Magento-based e-commerce site. </text:p>
            </text:list-item>
          </text:list>
        </text:list-item>
        <text:list-item>
          <text:p text:style-name="P40"><text:span text:style-name="Strong_20_Emphasis"><text:span text:style-name="T2">CRUD App</text:span></text:span><text:span text:style-name="T2">: </text:span></text:p>
          <text:list>
            <text:list-item>
              <text:p text:style-name="P20">A backend project demonstrating PHP and MySQL skills. </text:p>
            </text:list-item>
          </text:list>
        </text:list-item>
        <text:list-item>
          <text:p text:style-name="P40"><text:span text:style-name="Strong_20_Emphasis"><text:span text:style-name="T2">Custom WordPress Theme</text:span></text:span><text:span text:style-name="T2">: </text:span></text:p>
          <text:list>
            <text:list-item>
              <text:p text:style-name="P20">A functional theme highlighting your WordPress expertise. </text:p>
            </text:list-item>
          </text:list>
        </text:list-item>
        <text:list-item>
          <text:p text:style-name="P40"><text:span text:style-name="Strong_20_Emphasis"><text:span text:style-name="T2">Network Setup Documentation</text:span></text:span><text:span text:style-name="T2">: </text:span></text:p>
          <text:list>
            <text:list-item>
              <text:p text:style-name="P21"><text:soft-page-break/>A documented project showcasing basic network setup and troubleshooting skills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2">How to Apply for Jobs</text:span></text:span></text:h>
      <text:list text:style-name="L13">
        <text:list-item>
          <text:p text:style-name="P41"><text:span text:style-name="Strong_20_Emphasis"><text:span text:style-name="T2">Tailor Your Resume</text:span></text:span><text:span text:style-name="T2">: </text:span></text:p>
          <text:list>
            <text:list-item>
              <text:p text:style-name="P22">Highlight relevant projects and skills. </text:p>
            </text:list-item>
          </text:list>
        </text:list-item>
        <text:list-item>
          <text:p text:style-name="P41"><text:span text:style-name="Strong_20_Emphasis"><text:span text:style-name="T2">Leverage GitHub</text:span></text:span><text:span text:style-name="T2">: </text:span></text:p>
          <text:list>
            <text:list-item>
              <text:p text:style-name="P22">Upload your code and use detailed README files to explain each project. </text:p>
            </text:list-item>
          </text:list>
        </text:list-item>
        <text:list-item>
          <text:p text:style-name="P41"><text:span text:style-name="Strong_20_Emphasis"><text:span text:style-name="T2">Prepare for Interviews</text:span></text:span><text:span text:style-name="T2">: </text:span></text:p>
          <text:list>
            <text:list-item>
              <text:p text:style-name="P22">Be ready to discuss how you built each project and the challenges you faced. </text:p>
            </text:list-item>
          </text:list>
        </text:list-item>
        <text:list-item>
          <text:p text:style-name="P41"><text:span text:style-name="Strong_20_Emphasis"><text:span text:style-name="T2">Apply Consistently</text:span></text:span><text:span text:style-name="T2">: </text:span></text:p>
          <text:list>
            <text:list-item>
              <text:p text:style-name="P23">Start applying in the second month while continuing to work on projects. </text:p>
            </text:list-item>
          </text:list>
        </text:list-item>
      </text:list>
      <text:p text:style-name="P3"/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14:45.417398907</meta:creation-date>
    <dc:date>2024-12-17T10:41:19.577270054</dc:date>
    <meta:editing-duration>PT1H2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8" meta:paragraph-count="114" meta:word-count="736" meta:character-count="4794" meta:non-whitespace-character-count="4172"/>
  </office:meta>
</office:document-meta>
</file>